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Document "2D ZeldaLikeBossPrototype"</text:p>
      <text:p text:style-name="Standard"/>
      <text:p text:style-name="Standard">Perspective: Top Down</text:p>
      <text:p text:style-name="Standard"/>
      <text:p text:style-name="Standard">Camera Focus: Follow Player</text:p>
      <text:p text:style-name="Standard"/>
      <text:p text:style-name="Standard">Setting: BossRoom</text:p>
      <text:p text:style-name="Standard"/>
      <text:p text:style-name="Standard">Enemies: 1 Grunt 1 Boss</text:p>
      <text:p text:style-name="Standard"/>
      <text:p text:style-name="Standard">Goal: Kill 1 Grunt 1 Boss</text:p>
      <text:p text:style-name="Standard"/>
      <text:p text:style-name="Standard">Sequence: Kill 1 Grunt <text:span text:style-name="T1">then </text:span><text:span text:style-name="T2">1 Boss</text:span></text:p>
      <text:p text:style-name="P1"/>
      <text:p text:style-name="P1">Method: Bounce Ball on Walls to remove Shield</text:p>
      <text:p text:style-name="P1"/>
      <text:p text:style-name="P1">alt. Method1: reflect Ray on Walls to remove Shield</text:p>
      <text:p text:style-name="P1"/>
      <text:p text:style-name="P1">alt. Method2: Shoot at Wall to supercharge Ball to penetrate Shield (thx Esteban!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20S</meta:editing-duration>
    <meta:editing-cycles>7</meta:editing-cycles>
    <meta:generator>OpenOffice/4.1.7$Win32 OpenOffice.org_project/417m1$Build-9800</meta:generator>
    <dc:date>2020-09-15T16:44:26.90</dc:date>
    <dc:creator>Kongo Bongo</dc:creator>
    <meta:document-statistic meta:table-count="0" meta:image-count="0" meta:object-count="0" meta:page-count="1" meta:paragraph-count="10" meta:word-count="61" meta:character-count="368"/>
    <meta:user-defined meta:name="Info 1"/>
    <meta:user-defined meta:name="Info 2"/>
    <meta:user-defined meta:name="Info 3"/>
    <meta:user-defined meta:name="Info 4"/>
  </office:meta>
</office:document-meta>
</file>